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at is web design?</text:p>
        </text:list-item>
      </text:list>
      <text:p text:style-name="Lijstalinea">Het ontwerpen van websites</text:p>
      <text:p text:style-name="Standaard"/>
      <text:list text:style-name="LFO1" text:continue-numbering="true">
        <text:list-item>
          <text:p text:style-name="P2">Wat is het verschil tussen web design en web development? Wat is de overeenkomst?</text:p>
        </text:list-item>
      </text:list>
      <text:p text:style-name="Lijstalinea">Design dan maak je de lay-out en bij development maak je alle dingen werkend. Ze maken beide een<text:s/>website</text:p>
      <text:p text:style-name="Lijstalinea"/>
      <text:list text:style-name="LFO1" text:continue-numbering="true">
        <text:list-item>
          <text:p text:style-name="P3">Wat is flat design? Geef ook een voorbeeld van flat design?</text:p>
        </text:list-item>
      </text:list>
      <text:p text:style-name="Lijstalinea">Flat design is een ontwerpstijl voor gebruikersomgevingen</text:p>
      <text:p text:style-name="Lijstalinea"/>
      <text:list text:style-name="LFO1" text:continue-numbering="true">
        <text:list-item>
          <text:p text:style-name="P4">Wat is typografie?</text:p>
        </text:list-item>
      </text:list>
      <text:p text:style-name="Lijstalinea">Typografie is de kunst van het vormgeven, zetten en drukken van test</text:p>
      <text:p text:style-name="Lijstalinea"/>
      <text:list text:style-name="LFO1" text:continue-numbering="true">
        <text:list-item>
          <text:p text:style-name="P5">Hoe bepaal je welk font je gebruikt voor je website?</text:p>
        </text:list-item>
      </text:list>
      <text:p text:style-name="Lijstalinea">Met font family</text:p>
      <text:p text:style-name="Lijstalinea"/>
      <text:list text:style-name="LFO1" text:continue-numbering="true">
        <text:list-item>
          <text:p text:style-name="P6">Waarom gebruik je vector-afbeeldingen en vector-iconen in websites?</text:p>
        </text:list-item>
      </text:list>
      <text:p text:style-name="Lijstalinea">Zodat je afbeeldingen mooier en scherp blijven</text:p>
      <text:p text:style-name="Lijstalinea"/>
      <text:list text:style-name="LFO1" text:continue-numbering="true">
        <text:list-item>
          <text:p text:style-name="P7">Wat is whitespace?</text:p>
        </text:list-item>
      </text:list>
      <text:p text:style-name="Lijstalinea">Een lege ruimte tussen code</text:p>
      <text:p text:style-name="Lijstalinea"/>
      <text:list text:style-name="LFO1" text:continue-numbering="true">
        <text:list-item>
          <text:p text:style-name="P8">Wat is de belangrijkste sectie in deze website? En<text:s/>waarom?</text:p>
        </text:list-item>
      </text:list>
      <text:p text:style-name="Lijstalinea">De hele css code</text:p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09-29T07:14:00Z</meta:creation-date>
    <dc:date>2022-09-29T07:16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16" meta:character-count="753" meta:row-count="5" meta:non-whitespace-character-count="638"/>
  </office:meta>
</office:document-meta>
</file>